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106</text:p>
          </table:table-cell>
          <table:table-cell table:style-name="ce1" office:value-type="string">
            <text:p>公文・はじめてのおけいこ</text:p>
            <text:p>続いては、緩やかな曲線を描く練習。紙飛行機がスーッと飛んで行くような感じ。</text:p>
          </table:table-cell>
          <table:table-cell table:style-name="ce1" office:value-type="string">
            <text:p>日本将棋連盟「将棋の基礎知識」</text:p>
            <text:p>玉将・飛車・角行の動かし方</text:p>
          </table:table-cell>
          <table:table-cell table:style-name="ce1" office:value-type="string">
            <text:p>将棋タウン「将棋幼稚園」将棋入門</text:p>
            <text:p>真っ直ぐならどこへでも１回で動かすことが出来る香車。ただし、自分の駒がある手前まで。</text:p>
          </table:table-cell>
          <table:table-cell table:style-name="ce1" office:value-type="string">
            <text:p>練習局面課題演習　ＡＩ将棋３ＤＸ　レベル０　１周目　第１問</text:p>
            <text:p>０．０００１２％　－４０８４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107</text:p>
          </table:table-cell>
          <table:table-cell table:style-name="ce1" office:value-type="string">
            <text:p>公文・はじめてのおけいこ</text:p>
            <text:p>横に緩やかな曲線を描いたので、次は縦に緩やかな曲線を描きます。括弧のような形です。</text:p>
          </table:table-cell>
          <table:table-cell table:style-name="ce1" office:value-type="string">
            <text:p>日本将棋連盟「将棋の基礎知識」</text:p>
            <text:p>金将・銀将・桂馬・香車・歩兵の動かし方</text:p>
          </table:table-cell>
          <table:table-cell table:style-name="ce1" office:value-type="string">
            <text:p>将棋タウン「将棋幼稚園」将棋入門</text:p>
            <text:p>一番特殊な動きをする桂。２マス前の左右。微妙に場所の表し方が難しい・・・・。</text:p>
            <text:p>そして、この駒だけが他の駒を飛び越えて進める。</text:p>
          </table:table-cell>
          <table:table-cell table:style-name="ce1" office:value-type="string">
            <text:p>練習局面課題演習　ＡＩ将棋２０００　レベル０　１周目　第１問</text:p>
            <text:p>０．０００１２％　－４０８４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108</text:p>
          </table:table-cell>
          <table:table-cell office:value-type="string">
            <text:p>公文・はじめてのおけいこ</text:p>
            <text:p>続いては下へカーブして緩やかな曲線を描く。上に下に右に左に。4方向しっかり書けました。</text:p>
          </table:table-cell>
          <table:table-cell office:value-type="string">
            <text:p>日本将棋連盟「将棋の基礎知識」</text:p>
            <text:p>王手と詰み・決着の付き方。</text:p>
          </table:table-cell>
          <table:table-cell office:value-type="string">
            <text:p>将棋タウン「将棋幼稚園」将棋入門</text:p>
            <text:p>歩・香・桂の３つの駒は後戻りできない。先走りすぎると敵に取られてしまうので注意、とのこと。冷静に駒を捌くことが大切なんですねー。</text:p>
          </table:table-cell>
          <table:table-cell office:value-type="string">
            <text:p>練習局面課題演習　AI将棋２００２　１０級　１周目　第１問</text:p>
            <text:p>０．０００１２％　－４０８４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109</text:p>
          </table:table-cell>
          <table:table-cell table:style-name="ce1" office:value-type="string">
            <text:p>公文・はじめてのおけいこ</text:p>
            <text:p>今度は緩やかな波線を引く。この線が発展して美しい絵の輪郭を作っていくんですかねー。</text:p>
          </table:table-cell>
          <table:table-cell table:style-name="ce1" office:value-type="string">
            <text:p>日本将棋連盟「将棋の基礎知識」</text:p>
            <text:p>反則について</text:p>
          </table:table-cell>
          <table:table-cell table:style-name="ce1" office:value-type="string">
            <text:p>将棋タウン「将棋幼稚園」将棋入門</text:p>
            <text:p>銀・金・玉の動き方。順番に動かせる場所が増えていく。どれも１マスずつしか動けない。動かせる場所が多いということはそれだけ駒が強いということを表す。</text:p>
          </table:table-cell>
          <table:table-cell table:style-name="ce1" office:value-type="string">
            <text:p>練習局面課題演習　AI将棋２００３　１０級　１周目　第１問</text:p>
            <text:p>０．０００１２％　－４０８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110</text:p>
          </table:table-cell>
          <table:table-cell table:style-name="ce1" office:value-type="string">
            <text:p>公文・はじめてのおけいこ</text:p>
            <text:p>波線を横に引きます。</text:p>
          </table:table-cell>
          <table:table-cell table:style-name="ce1" office:value-type="string">
            <text:p>日本将棋連盟「将棋の基礎知識」</text:p>
            <text:p>実際に指してみる方法。平手と駒落ち・振り駒</text:p>
          </table:table-cell>
          <table:table-cell table:style-name="ce1" office:value-type="string">
            <text:p>将棋タウン「将棋幼稚園」将棋入門</text:p>
            <text:p>全ての駒の中で最も強い駒・飛車。縦横にどこまでも進める。</text:p>
          </table:table-cell>
          <table:table-cell table:style-name="ce1" office:value-type="string">
            <text:p>練習局面課題演習　AI将棋２００４　１０級　１周目　第１問</text:p>
            <text:p>０．０００１２％　－４０８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111</text:p>
          </table:table-cell>
          <table:table-cell table:style-name="ce1" office:value-type="string">
            <text:p>公文・はじめてのおけいこ</text:p>
            <text:p>今度は縦に波線。緩やかに書いていきます。</text:p>
          </table:table-cell>
          <table:table-cell table:style-name="ce1" office:value-type="string">
            <text:p>日本将棋連盟「将棋の基礎知識」</text:p>
            <text:p>プロ棋界について</text:p>
          </table:table-cell>
          <table:table-cell table:style-name="ce1" office:value-type="string">
            <text:p>将棋タウン「将棋幼稚園」将棋入門</text:p>
            <text:p>角は斜めにどこまでも進める。</text:p>
          </table:table-cell>
          <table:table-cell table:style-name="ce1" office:value-type="string">
            <text:p>練習局面課題演習　AI将棋優勝記念版　１０級　１周目　第１問</text:p>
            <text:p>０．０００１２％　－４０８４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112</text:p>
          </table:table-cell>
          <table:table-cell table:style-name="ce1" office:value-type="string">
            <text:p>公文・はじめてのおけいこ</text:p>
            <text:p>今度は大きい「U」の字のように緩やかにUターンした線を書く。色々な線が書けるようになってきた！</text:p>
          </table:table-cell>
          <table:table-cell table:style-name="ce1" office:value-type="string">
            <text:p>日本将棋連盟「将棋の基礎知識」</text:p>
            <text:p>女流棋界</text:p>
          </table:table-cell>
          <table:table-cell table:style-name="ce1" office:value-type="string">
            <text:p>将棋タウン「将棋幼稚園」将棋入門</text:p>
            <text:p>飛車と角はまとめて「大駒」と呼ばれ、相手を攻めるのに重要な駒。</text:p>
          </table:table-cell>
          <table:table-cell table:style-name="ce1" office:value-type="string">
            <text:p>練習局面課題演習　AI将棋１２　１０級　１周目　第１問</text:p>
            <text:p>０．０００１２％　－４０８４　５７級　たまご</text:p>
          </table:table-cell>
          <table:table-cell table:style-name="ce1" table:number-columns-repeated="17"/>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style-name="ce3"/>
          <table:table-cell table:style-name="ce1" table:number-columns-repeated="20"/>
          <table:table-cell table:number-columns-repeated="1000"/>
        </table:table-row>
        <table:table-row table:style-name="ro3" table:number-rows-repeated="4">
          <table:table-cell table:style-name="ce1" table:number-columns-repeated="24"/>
          <table:table-cell table:number-columns-repeated="1000"/>
        </table:table-row>
        <table:table-row table:style-name="ro3">
          <table:table-cell table:style-name="ce1" table:number-columns-repeated="2"/>
          <table:table-cell table:number-columns-repeated="5"/>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2"/>
          <table:table-cell/>
          <table:table-cell table:style-name="ce1" table:number-columns-repeated="21"/>
          <table:table-cell table:number-columns-repeated="1000"/>
        </table:table-row>
        <table:table-row table:style-name="ro3" table:number-rows-repeated="151">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7">2022/03/17</text:date>, <text:time>20:2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3DT1H44M5S</meta:editing-duration>
    <meta:editing-cycles>49</meta:editing-cycles>
    <meta:generator>OpenOffice/4.1.11$Win32 OpenOffice.org_project/4111m1$Build-9808</meta:generator>
    <dc:date>2022-03-17T20:27:47.75</dc:date>
    <meta:document-statistic meta:table-count="1" meta:cell-count="48" meta:object-count="0"/>
    <meta:user-defined meta:name="Info 1"/>
    <meta:user-defined meta:name="Info 2"/>
    <meta:user-defined meta:name="Info 3"/>
    <meta:user-defined meta:name="Info 4"/>
  </office:meta>
</office:document-meta>
</file>